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cdf" officeooo:paragraph-rsid="001aacdf"/>
    </style:style>
    <style:style style:name="P2" style:family="paragraph" style:parent-style-name="Standard">
      <style:text-properties officeooo:rsid="001ca8c3" officeooo:paragraph-rsid="001ca8c3"/>
    </style:style>
    <style:style style:name="P3" style:family="paragraph" style:parent-style-name="Standard">
      <style:text-properties officeooo:rsid="001e2ad0" officeooo:paragraph-rsid="001e2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file was in .odt format</text:p>
      <text:p text:style-name="P1"/>
      <text:p text:style-name="P2">now in pdf format</text:p>
      <text:p text:style-name="P3">now again in .odt format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08:35:30.444000000</dc:date>
    <meta:editing-duration>PT38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" meta:word-count="15" meta:character-count="69" meta:non-whitespace-character-count="57"/>
  </office:meta>
</office:document-meta>
</file>